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78cm" fo:min-width="1.5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018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52cm" fo:min-width="0.898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56cm"/>
    </style:style>
    <style:style style:name="gr7" style:family="graphic" style:parent-style-name="objectwithoutfill">
      <style:graphic-properties draw:stroke="dash" draw:stroke-dash="Ultrafine_20_Dashe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021cm" fo:min-width="0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65cm" fo:min-width="13.823cm" fo:padding-top="0.139cm" fo:padding-bottom="0.139cm" fo:padding-left="0.264cm" fo:padding-right="0.264cm"/>
    </style:style>
    <style:style style:name="gr10" style:family="graphic" style:parent-style-name="standard">
      <style:graphic-properties draw:stroke="none" draw:fill="none" fo:min-height="0.4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6.105cm" fo:min-width="0cm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08cm" fo:min-width="0cm" fo:padding-top="0.139cm" fo:padding-bottom="0.139cm" fo:padding-left="0.264cm" fo:padding-right="0.264cm"/>
    </style:style>
    <style:style style:name="gr16" style:family="graphic" style:parent-style-name="objectwithoutfill">
      <style:graphic-properties draw:stroke="dash" draw:stroke-dash="Fine_20_Dashed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058cm" fo:min-width="0cm" fo:padding-top="0.139cm" fo:padding-bottom="0.139cm" fo:padding-left="0.264cm" fo:padding-right="0.264cm"/>
    </style:style>
    <style:style style:name="gr18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748cm" fo:min-width="9.378cm" fo:padding-top="0.139cm" fo:padding-bottom="0.139cm" fo:padding-left="0.264cm" fo:padding-right="0.264cm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113cm" fo:min-width="0.368cm" fo:padding-top="0.134cm" fo:padding-bottom="0.134cm" fo:padding-left="0.259cm" fo:padding-right="0.259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152cm" fo:min-width="0cm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27" style:family="graphic" style:parent-style-name="objectwithoutfill">
      <style:graphic-properties draw:stroke="dash" draw:stroke-dash="Ultrafine_20_Dashed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0cm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23cm" fo:min-width="0cm" fo:padding-top="0.139cm" fo:padding-bottom="0.139cm" fo:padding-left="0.264cm" fo:padding-right="0.264cm"/>
    </style:style>
    <style:style style:name="gr31" style:family="graphic" style:parent-style-name="objectwithoutfill">
      <style:graphic-properties draw:stroke="solid" draw:stroke-dash="Fine_20_Dashed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/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style:text-properties style:font-name="Roboto Condensed" fo:font-size="11pt" style:font-size-asian="11pt" style:font-size-complex="11pt"/>
    </style:style>
    <style:style style:name="P11" style:family="paragraph">
      <loext:graphic-properties draw:fill="none" draw:fill-color="#ffffff"/>
      <style:text-properties style:font-name="Roboto Condensed" fo:font-size="11pt" style:font-size-asian="11pt" style:font-size-complex="11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style:font-name="Roboto Condensed" fo:font-size="11pt" style:font-size-asian="11pt" style:font-size-complex="11pt"/>
    </style:style>
    <style:style style:name="T1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Roboto Condensed" fo:font-size="10pt" style:font-size-asian="10pt" style:font-size-complex="10pt"/>
    </style:style>
    <style:style style:name="T4" style:family="text">
      <style:text-properties style:font-name="Roboto Condensed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Roboto Condensed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Inconsolat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Roboto Condensed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094cm" svg:height="0.762cm" svg:x="4.505cm" svg:y="0.127cm"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g xml:id="id3" draw:id="id3">
          <draw:g>
            <draw:custom-shape draw:style-name="gr2" draw:text-style-name="P3" xml:id="id1" draw:id="id1" draw:layer="layout" svg:width="0.446cm" svg:height="0.426cm" svg:x="1.038cm" svg:y="0.221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onnector draw:style-name="gr3" draw:text-style-name="P4" xml:id="id2" draw:id="id2" draw:layer="layout" draw:type="line" svg:x1="1.261cm" svg:y1="0.647cm" svg:x2="1.259cm" svg:y2="1.073cm" draw:start-shape="id1" draw:start-glue-point="8" svg:d="M1261 647l-2 426" svg:viewBox="0 0 3 427">
              <text:p/>
            </draw:connector>
            <draw:connector draw:style-name="gr3" draw:text-style-name="P4" draw:layer="layout" draw:type="line" svg:x1="1.481cm" svg:y1="0.814cm" svg:x2="1.041cm" svg:y2="0.813cm" svg:d="M1481 814l-440-1" svg:viewBox="0 0 441 2">
              <text:p/>
            </draw:connector>
            <draw:connector draw:style-name="gr3" draw:text-style-name="P4" draw:layer="layout" draw:type="line" svg:x1="1.259cm" svg:y1="1.073cm" svg:x2="1.144cm" svg:y2="1.35cm" draw:start-shape="id2" draw:start-glue-point="3" svg:d="M1259 1073l-115 277" svg:viewBox="0 0 116 278">
              <text:p/>
            </draw:connector>
            <draw:connector draw:style-name="gr3" draw:text-style-name="P4" draw:layer="layout" draw:type="line" svg:x1="1.259cm" svg:y1="1.073cm" svg:x2="1.379cm" svg:y2="1.352cm" draw:start-shape="id2" draw:start-glue-point="3" svg:d="M1259 1073l120 279" svg:viewBox="0 0 121 280">
              <text:p/>
            </draw:connector>
          </draw:g>
          <draw:frame draw:style-name="gr4" draw:text-style-name="P5" draw:layer="layout" svg:width="1.277cm" svg:height="0.81cm" svg:x="0.701cm" svg:y="1.137cm">
            <draw:text-box>
              <text:p><text:span text:style-name="T1">User</text:span></text:p>
            </draw:text-box>
          </draw:frame>
        </draw:g>
        <draw:custom-shape draw:style-name="gr5" draw:text-style-name="P2" draw:layer="layout" svg:width="1.397cm" svg:height="0.762cm" svg:x="13.294cm" svg:y="0.14cm">
          <text:p text:style-name="P7"><text:span text:style-name="T1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6" draw:layer="layout" svg:width="2.531cm" svg:height="0.81cm" svg:x="12.751cm" svg:y="0.811cm">
          <draw:text-box>
            <text:p><text:span text:style-name="T1">File </text:span><text:span text:style-name="T1">System</text:span></text:p>
          </draw:text-box>
        </draw:frame>
        <draw:connector draw:style-name="gr7" draw:text-style-name="P4" draw:layer="layout" draw:type="line" svg:x1="1.339cm" svg:y1="1.947cm" svg:x2="1.352cm" svg:y2="21.005cm" draw:start-shape="id3" draw:start-glue-point="2" svg:d="M1339 1947l13 19058" svg:viewBox="0 0 14 19059">
          <text:p/>
        </draw:connector>
        <draw:custom-shape draw:style-name="gr8" draw:text-style-name="P3" draw:layer="layout" svg:width="0.381cm" svg:height="0.381cm" svg:x="1.616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81cm" svg:height="0.381cm" svg:x="1.362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5.552cm" svg:y1="0.889cm" svg:x2="5.57cm" svg:y2="21.049cm" draw:start-shape="id4" draw:start-glue-point="2" svg:d="M5552 889l18 20160" svg:viewBox="0 0 19 20161">
          <text:p/>
        </draw:connector>
        <draw:connector draw:style-name="gr7" draw:text-style-name="P4" draw:layer="layout" draw:type="line" svg:x1="14.173cm" svg:y1="1.665cm" svg:x2="14.159cm" svg:y2="21.074cm" svg:d="M14173 1665l-14 19409" svg:viewBox="0 0 15 19410">
          <text:p/>
        </draw:connector>
        <draw:custom-shape draw:style-name="gr9" draw:text-style-name="P3" draw:layer="Layer4" svg:width="14.351cm" svg:height="1.143cm" svg:x="0.635cm" svg:y="2.286cm">
          <text:p text:style-name="P7"><text:span text:style-name="T2">View a </text:span><text:span text:style-name="T2">System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er4" svg:width="2.983cm" svg:height="0.712cm" draw:transform="rotate (1.57760311087767) translate (0.166cm 10.473cm)">
          <draw:text-box>
            <text:p text:style-name="P8"><text:span text:style-name="T3">[semi</text:span><text:span text:style-name="T3">/</text:span><text:span text:style-name="T3">intera</text:span><text:span text:style-name="T3">ctive]</text:span></text:p>
          </draw:text-box>
        </draw:frame>
        <draw:custom-shape draw:style-name="gr1" draw:text-style-name="P2" xml:id="id5" draw:id="id5" draw:layer="Layer4" svg:width="2.094cm" svg:height="0.762cm" svg:x="9.505cm" svg:y="0.127cm">
          <text:p text:style-name="P1"><text:span text:style-name="T1">Simulato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er4" draw:type="line" svg:x1="10.552cm" svg:y1="0.889cm" svg:x2="10.524cm" svg:y2="21.079cm" draw:start-shape="id5" draw:start-glue-point="2" svg:d="M10552 889l-28 20190" svg:viewBox="0 0 29 20191">
          <text:p/>
        </draw:connector>
        <draw:frame draw:style-name="gr11" draw:text-style-name="P11" draw:layer="Layer4" svg:width="3.364cm" svg:height="0.763cm" svg:x="1.708cm" svg:y="3.49cm">
          <draw:text-box>
            <text:p text:style-name="P10"><text:span text:style-name="T4">1. </text:span><text:span text:style-name="T5">Ru</text:span><text:span text:style-name="T5">n </text:span><text:span text:style-name="T5">si</text:span><text:span text:style-name="T5">mu</text:span><text:span text:style-name="T5">lati</text:span><text:span text:style-name="T5">on.</text:span></text:p>
          </draw:text-box>
        </draw:frame>
        <draw:custom-shape draw:style-name="gr12" draw:text-style-name="P12" draw:layer="Layer4" svg:width="0.254cm" svg:height="16.383cm" svg:x="5.461cm" svg:y="4.191cm">
          <text:p/>
          <draw:enhanced-geometry svg:viewBox="0 0 21600 21600" draw:type="rectangle" draw:enhanced-path="M 0 0 L 21600 0 21600 21600 0 21600 0 0 Z N"/>
        </draw:custom-shape>
        <draw:connector draw:style-name="gr13" draw:text-style-name="P4" draw:layer="Layer4" draw:type="line" svg:x1="1.297cm" svg:y1="4.149cm" svg:x2="5.534cm" svg:y2="4.155cm" svg:d="M1297 4149l4237 6" svg:viewBox="0 0 4238 7">
          <text:p/>
        </draw:connector>
        <draw:frame draw:style-name="gr14" draw:text-style-name="P11" draw:layer="Layer4" svg:width="3.522cm" svg:height="1.275cm" svg:x="5.842cm" svg:y="3.83cm">
          <draw:text-box>
            <text:p text:style-name="P10"><text:span text:style-name="T4">2. </text:span><text:span text:style-name="T5">Pass simulation </text:span><text:span text:style-name="T5">input</text:span><text:span text:style-name="T5">.</text:span></text:p>
          </draw:text-box>
        </draw:frame>
        <draw:custom-shape draw:style-name="gr15" draw:text-style-name="P12" xml:id="id6" draw:id="id6" draw:layer="Layer4" svg:width="0.254cm" svg:height="1.986cm" svg:x="10.482cm" svg:y="4.491cm">
          <text:p/>
          <draw:enhanced-geometry svg:viewBox="0 0 21600 21600" draw:type="rectangle" draw:enhanced-path="M 0 0 L 21600 0 21600 21600 0 21600 0 0 Z N"/>
        </draw:custom-shape>
        <draw:connector draw:style-name="gr13" draw:text-style-name="P4" draw:layer="Layer4" draw:type="line" svg:x1="5.581cm" svg:y1="4.492cm" svg:x2="10.609cm" svg:y2="4.491cm" draw:end-shape="id6" svg:d="M5581 4492l5028-1" svg:viewBox="0 0 5029 2">
          <text:p/>
        </draw:connector>
        <draw:line draw:style-name="gr16" draw:text-style-name="P4" draw:layer="Layer4" svg:x1="10.668cm" svg:y1="6.477cm" svg:x2="5.627cm" svg:y2="6.506cm">
          <text:p/>
        </draw:line>
        <draw:custom-shape draw:style-name="gr17" draw:text-style-name="P12" xml:id="id10" draw:id="id10" draw:layer="Layer4" svg:width="0.254cm" svg:height="1.336cm" svg:x="10.641cm" svg:y="5.1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xml:id="id7" draw:id="id7" draw:layer="Layer4" svg:width="0.127cm" svg:height="0.127cm" svg:x="10.514cm" svg:y="4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8" draw:id="id8" draw:layer="Layer4" svg:width="0.127cm" svg:height="0.127cm" svg:x="11.365cm" svg:y="4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9" draw:id="id9" draw:layer="Layer4" svg:width="0.127cm" svg:height="0.127cm" svg:x="11.365cm" svg:y="5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er4" draw:type="line" svg:x1="10.641cm" svg:y1="4.824cm" svg:x2="11.365cm" svg:y2="4.824cm" draw:start-shape="id7" draw:start-glue-point="10" draw:end-shape="id8" draw:end-glue-point="6" svg:d="M10641 4824h724" svg:viewBox="0 0 725 1">
          <text:p/>
        </draw:connector>
        <draw:connector draw:style-name="gr3" draw:text-style-name="P4" draw:layer="Layer4" draw:type="line" svg:x1="11.365cm" svg:y1="4.824cm" svg:x2="11.365cm" svg:y2="5.132cm" draw:start-shape="id8" draw:start-glue-point="6" draw:end-shape="id9" draw:end-glue-point="6" svg:d="M11365 4824v308" svg:viewBox="0 0 1 309">
          <text:p/>
        </draw:connector>
        <draw:connector draw:style-name="gr13" draw:text-style-name="P4" draw:layer="Layer4" draw:type="line" svg:x1="11.365cm" svg:y1="5.131cm" svg:x2="10.768cm" svg:y2="5.141cm" draw:start-shape="id9" draw:end-shape="id10" draw:end-glue-point="0" svg:d="M11365 5131l-597 10" svg:viewBox="0 0 598 11">
          <text:p/>
        </draw:connector>
        <draw:custom-shape draw:style-name="gr19" draw:text-style-name="P12" draw:layer="Layer4" svg:width="0.127cm" svg:height="0.127cm" svg:x="10.514cm" svg:y="4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er4" svg:width="3.522cm" svg:height="0.763cm" svg:x="11.342cm" svg:y="4.631cm">
          <draw:text-box>
            <text:p text:style-name="P10"><text:span text:style-name="T4">3. </text:span><text:span text:style-name="T6">Simulat</text:span><text:span text:style-name="T6">e()</text:span></text:p>
          </draw:text-box>
        </draw:frame>
        <draw:frame draw:style-name="gr21" draw:text-style-name="P11" draw:layer="Layer4" svg:width="4.064cm" svg:height="1.275cm" svg:x="5.842cm" svg:y="5.831cm">
          <draw:text-box>
            <text:p text:style-name="P10"><text:span text:style-name="T4">4</text:span><text:span text:style-name="T4">. </text:span><text:span text:style-name="T5">O</text:span><text:span text:style-name="T5">u</text:span><text:span text:style-name="T5">t</text:span><text:span text:style-name="T5">p</text:span><text:span text:style-name="T5">u</text:span><text:span text:style-name="T5">t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i</text:span><text:span text:style-name="T5">o</text:span><text:span text:style-name="T5">n</text:span><text:span text:style-name="T5">.</text:span></text:p>
          </draw:text-box>
        </draw:frame>
        <draw:custom-shape draw:style-name="gr22" draw:text-style-name="P3" draw:layer="Layer4" svg:width="9.906cm" svg:height="5.026cm" svg:x="0.254cm" svg:y="6.785cm"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er4" svg:width="0.886cm" svg:height="0.381cm" svg:x="0.254cm" svg:y="6.801cm">
          <text:p text:style-name="P7"><text:span text:style-name="T7">A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xml:id="id14" draw:id="id14" draw:layer="Layer4" svg:width="0.254cm" svg:height="1.43cm" svg:x="5.634cm" svg:y="7.8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xml:id="id11" draw:id="id11" draw:layer="Layer4" svg:width="0.127cm" svg:height="0.127cm" svg:x="5.507cm" svg:y="7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12" draw:id="id12" draw:layer="Layer4" svg:width="0.127cm" svg:height="0.127cm" svg:x="6.358cm" svg:y="7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13" draw:id="id13" draw:layer="Layer4" svg:width="0.127cm" svg:height="0.127cm" svg:x="6.358cm" svg:y="7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er4" draw:type="line" svg:x1="5.634cm" svg:y1="7.524cm" svg:x2="6.358cm" svg:y2="7.524cm" draw:start-shape="id11" draw:start-glue-point="10" draw:end-shape="id12" draw:end-glue-point="6" svg:d="M5634 7524h724" svg:viewBox="0 0 725 1">
          <text:p/>
        </draw:connector>
        <draw:connector draw:style-name="gr3" draw:text-style-name="P4" draw:layer="Layer4" draw:type="line" svg:x1="6.358cm" svg:y1="7.524cm" svg:x2="6.358cm" svg:y2="7.832cm" draw:start-shape="id12" draw:start-glue-point="6" draw:end-shape="id13" draw:end-glue-point="6" svg:d="M6358 7524v308" svg:viewBox="0 0 1 309">
          <text:p/>
        </draw:connector>
        <draw:connector draw:style-name="gr13" draw:text-style-name="P4" draw:layer="Layer4" draw:type="line" svg:x1="6.358cm" svg:y1="7.831cm" svg:x2="5.761cm" svg:y2="7.841cm" draw:start-shape="id13" draw:end-shape="id14" draw:end-glue-point="0" svg:d="M6358 7831l-597 10" svg:viewBox="0 0 598 11">
          <text:p/>
        </draw:connector>
        <draw:custom-shape draw:style-name="gr19" draw:text-style-name="P12" draw:layer="Layer4" svg:width="0.127cm" svg:height="0.127cm" svg:x="5.507cm" svg:y="7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er4" svg:width="4.172cm" svg:height="1.787cm" svg:x="6.242cm" svg:y="7.032cm">
          <draw:text-box>
            <text:p text:style-name="P10"><text:span text:style-name="T4">5</text:span><text:span text:style-name="T4">. </text:span><text:span text:style-name="T5">A</text:span><text:span text:style-name="T5">s</text:span><text:span text:style-name="T5">k </text:span><text:span text:style-name="T5">u</text:span><text:span text:style-name="T5">s</text:span><text:span text:style-name="T5">e</text:span><text:span text:style-name="T5">r </text:span><text:span text:style-name="T5">w</text:span><text:span text:style-name="T5">h</text:span><text:span text:style-name="T5">i</text:span><text:span text:style-name="T5">c</text:span><text:span text:style-name="T5">h </text:span><text:span text:style-name="T5">r</text:span><text:span text:style-name="T5">u</text:span><text:span text:style-name="T5">l</text:span><text:span text:style-name="T5">e </text:span><text:span text:style-name="T5">c</text:span><text:span text:style-name="T5">o</text:span><text:span text:style-name="T5">m</text:span><text:span text:style-name="T5">b</text:span><text:span text:style-name="T5">i</text:span><text:span text:style-name="T5">n</text:span><text:span text:style-name="T5">a</text:span><text:span text:style-name="T5">ti</text:span><text:span text:style-name="T5">o</text:span><text:span text:style-name="T5">n</text:span><text:span text:style-name="T5">s </text:span><text:span text:style-name="T5">t</text:span><text:span text:style-name="T5">o</text:span><text:span text:style-name="T5"> </text:span><text:span text:style-name="T5">a</text:span><text:span text:style-name="T5">p</text:span><text:span text:style-name="T5">p</text:span><text:span text:style-name="T5">l</text:span><text:span text:style-name="T5">y</text:span></text:p>
            <text:p text:style-name="P10"><text:span text:style-name="T5">(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 </text:span><text:span text:style-name="T5">v</text:span><text:span text:style-name="T5">i</text:span><text:span text:style-name="T5">e</text:span><text:span text:style-name="T5">w</text:span><text:span text:style-name="T5">)</text:span><text:span text:style-name="T5">. </text:span></text:p>
          </draw:text-box>
        </draw:frame>
        <draw:frame draw:style-name="gr26" draw:text-style-name="P11" draw:layer="Layer4" svg:width="3.91cm" svg:height="1.787cm" svg:x="1.424cm" svg:y="8.612cm">
          <draw:text-box>
            <text:p text:style-name="P10"><text:span text:style-name="T4">6. </text:span><text:span text:style-name="T5">A</text:span><text:span text:style-name="T5">sk </text:span><text:span text:style-name="T5">us</text:span><text:span text:style-name="T5">er </text:span><text:span text:style-name="T5">w</text:span><text:span text:style-name="T5">hi</text:span><text:span text:style-name="T5">ch </text:span><text:span text:style-name="T5">rul</text:span><text:span text:style-name="T5">e </text:span><text:span text:style-name="T5">co</text:span><text:span text:style-name="T5">m</text:span><text:span text:style-name="T5">bi</text:span><text:span text:style-name="T5">na</text:span><text:span text:style-name="T5">tio</text:span><text:span text:style-name="T5">ns </text:span><text:span text:style-name="T5">to </text:span><text:span text:style-name="T5">ap</text:span><text:span text:style-name="T5">pl</text:span><text:span text:style-name="T5">y</text:span></text:p>
            <text:p text:style-name="P10"><text:span text:style-name="T5">(s</text:span><text:span text:style-name="T5">ho</text:span><text:span text:style-name="T5">w </text:span><text:span text:style-name="T5">vi</text:span><text:span text:style-name="T5">e</text:span><text:span text:style-name="T5">w)</text:span><text:span text:style-name="T5">. </text:span></text:p>
          </draw:text-box>
        </draw:frame>
        <draw:connector draw:style-name="gr27" draw:text-style-name="P4" draw:layer="Layer4" draw:type="line" svg:x1="1.289cm" svg:y1="11.352cm" svg:x2="5.526cm" svg:y2="11.358cm" svg:d="M1289 11352l4237 6" svg:viewBox="0 0 4238 7">
          <text:p/>
        </draw:connector>
        <draw:frame draw:style-name="gr28" draw:text-style-name="P11" draw:layer="Layer4" svg:width="4.164cm" svg:height="1.275cm" svg:x="1.424cm" svg:y="10.713cm">
          <draw:text-box>
            <text:p text:style-name="P10"><text:span text:style-name="T4">7. </text:span><text:span text:style-name="T5">Se</text:span><text:span text:style-name="T5">le</text:span><text:span text:style-name="T5">ct</text:span><text:span text:style-name="T5">ed </text:span><text:span text:style-name="T5">rul</text:span><text:span text:style-name="T5">e </text:span><text:span text:style-name="T5">co</text:span><text:span text:style-name="T5">m</text:span><text:span text:style-name="T5">bi</text:span><text:span text:style-name="T5">na</text:span><text:span text:style-name="T5">tio</text:span><text:span text:style-name="T5">n.</text:span></text:p>
          </draw:text-box>
        </draw:frame>
        <draw:custom-shape draw:style-name="gr24" draw:text-style-name="P12" xml:id="id18" draw:id="id18" draw:layer="Layer4" svg:width="0.254cm" svg:height="1.43cm" svg:x="5.634cm" svg:y="12.7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xml:id="id15" draw:id="id15" draw:layer="Layer4" svg:width="0.127cm" svg:height="0.127cm" svg:x="5.507cm" svg:y="12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16" draw:id="id16" draw:layer="Layer4" svg:width="0.127cm" svg:height="0.127cm" svg:x="6.358cm" svg:y="12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17" draw:id="id17" draw:layer="Layer4" svg:width="0.127cm" svg:height="0.127cm" svg:x="6.358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er4" draw:type="line" svg:x1="5.634cm" svg:y1="12.425cm" svg:x2="6.358cm" svg:y2="12.425cm" draw:start-shape="id15" draw:start-glue-point="10" draw:end-shape="id16" draw:end-glue-point="6" svg:d="M5634 12425h724" svg:viewBox="0 0 725 1">
          <text:p/>
        </draw:connector>
        <draw:connector draw:style-name="gr3" draw:text-style-name="P4" draw:layer="Layer4" draw:type="line" svg:x1="6.358cm" svg:y1="12.425cm" svg:x2="6.358cm" svg:y2="12.733cm" draw:start-shape="id16" draw:start-glue-point="6" draw:end-shape="id17" draw:end-glue-point="6" svg:d="M6358 12425v308" svg:viewBox="0 0 1 309">
          <text:p/>
        </draw:connector>
        <draw:connector draw:style-name="gr13" draw:text-style-name="P4" draw:layer="Layer4" draw:type="line" svg:x1="6.358cm" svg:y1="12.732cm" svg:x2="5.761cm" svg:y2="12.742cm" draw:start-shape="id17" draw:end-shape="id18" draw:end-glue-point="0" svg:d="M6358 12732l-597 10" svg:viewBox="0 0 598 11">
          <text:p/>
        </draw:connector>
        <draw:custom-shape draw:style-name="gr19" draw:text-style-name="P12" draw:layer="Layer4" svg:width="0.127cm" svg:height="0.127cm" svg:x="5.507cm" svg:y="12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1" draw:layer="Layer4" svg:width="4.172cm" svg:height="1.787cm" svg:x="6.242cm" svg:y="11.933cm">
          <draw:text-box>
            <text:p text:style-name="P10"><text:span text:style-name="T4">8. </text:span><text:span text:style-name="T5">Update internal </text:span><text:span text:style-name="T5">system-computation </text:span><text:span text:style-name="T5">model.</text:span><text:span text:style-name="T5"> </text:span></text:p>
          </draw:text-box>
        </draw:frame>
        <draw:custom-shape draw:style-name="gr24" draw:text-style-name="P12" xml:id="id22" draw:id="id22" draw:layer="Layer4" svg:width="0.254cm" svg:height="1.43cm" svg:x="5.634cm" svg:y="14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xml:id="id19" draw:id="id19" draw:layer="Layer4" svg:width="0.127cm" svg:height="0.127cm" svg:x="5.507cm" svg:y="14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20" draw:id="id20" draw:layer="Layer4" svg:width="0.127cm" svg:height="0.127cm" svg:x="6.358cm" svg:y="14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21" draw:id="id21" draw:layer="Layer4" svg:width="0.127cm" svg:height="0.127cm" svg:x="6.358cm" svg:y="1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er4" draw:type="line" svg:x1="5.634cm" svg:y1="14.433cm" svg:x2="6.358cm" svg:y2="14.433cm" draw:start-shape="id19" draw:start-glue-point="10" draw:end-shape="id20" draw:end-glue-point="6" svg:d="M5634 14433h724" svg:viewBox="0 0 725 1">
          <text:p/>
        </draw:connector>
        <draw:connector draw:style-name="gr3" draw:text-style-name="P4" draw:layer="Layer4" draw:type="line" svg:x1="6.358cm" svg:y1="14.433cm" svg:x2="6.358cm" svg:y2="14.741cm" draw:start-shape="id20" draw:start-glue-point="6" draw:end-shape="id21" draw:end-glue-point="6" svg:d="M6358 14433v308" svg:viewBox="0 0 1 309">
          <text:p/>
        </draw:connector>
        <draw:connector draw:style-name="gr13" draw:text-style-name="P4" draw:layer="Layer4" draw:type="line" svg:x1="6.358cm" svg:y1="14.74cm" svg:x2="5.761cm" svg:y2="14.75cm" draw:start-shape="id21" draw:end-shape="id22" draw:end-glue-point="0" svg:d="M6358 14740l-597 10" svg:viewBox="0 0 598 11">
          <text:p/>
        </draw:connector>
        <draw:custom-shape draw:style-name="gr19" draw:text-style-name="P12" draw:layer="Layer4" svg:width="0.127cm" svg:height="0.127cm" svg:x="5.507cm" svg:y="14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1" draw:layer="Layer4" svg:width="4.172cm" svg:height="1.787cm" svg:x="6.242cm" svg:y="13.897cm">
          <draw:text-box>
            <text:p text:style-name="P10"><text:span text:style-name="T4">9. </text:span><text:span text:style-name="T5">G</text:span><text:span text:style-name="T5">en</text:span><text:span text:style-name="T5">er</text:span><text:span text:style-name="T5">at</text:span><text:span text:style-name="T5">e </text:span><text:span text:style-name="T5">ne</text:span><text:span text:style-name="T5">w </text:span><text:span text:style-name="T5">vi</text:span><text:span text:style-name="T5">e</text:span><text:span text:style-name="T5">w </text:span><text:span text:style-name="T5">of </text:span><text:span text:style-name="T5">th</text:span><text:span text:style-name="T5">e </text:span><text:span text:style-name="T5">sy</text:span><text:span text:style-name="T5">st</text:span><text:span text:style-name="T5">e</text:span><text:span text:style-name="T5">m </text:span><text:span text:style-name="T5">or </text:span><text:span text:style-name="T5">co</text:span><text:span text:style-name="T5">m</text:span><text:span text:style-name="T5">pu</text:span><text:span text:style-name="T5">tat</text:span><text:span text:style-name="T5">io</text:span><text:span text:style-name="T5">n</text:span><text:span text:style-name="T5">.</text:span></text:p>
          </draw:text-box>
        </draw:frame>
        <draw:line draw:style-name="gr16" draw:text-style-name="P4" draw:layer="Layer4" svg:x1="5.878cm" svg:y1="16.191cm" svg:x2="1.27cm" svg:y2="16.183cm">
          <text:p/>
        </draw:line>
        <draw:frame draw:style-name="gr26" draw:text-style-name="P11" draw:layer="Layer4" svg:width="3.691cm" svg:height="1.787cm" svg:x="1.516cm" svg:y="15.529cm">
          <draw:text-box>
            <text:p text:style-name="P10"><text:span text:style-name="T4">10. </text:span><text:span text:style-name="T5">Show new view of the </text:span><text:span text:style-name="T5">system or computation.</text:span></text:p>
          </draw:text-box>
        </draw:frame>
        <draw:custom-shape draw:style-name="gr30" draw:text-style-name="P12" draw:layer="Layer4" svg:width="0.254cm" svg:height="2.001cm" svg:x="1.234cm" svg:y="9.271cm">
          <text:p/>
          <draw:enhanced-geometry svg:viewBox="0 0 21600 21600" draw:type="rectangle" draw:enhanced-path="M 0 0 L 21600 0 21600 21600 0 21600 0 0 Z N"/>
        </draw:custom-shape>
        <draw:line draw:style-name="gr31" draw:text-style-name="P4" draw:layer="Layer4" svg:x1="5.724cm" svg:y1="9.258cm" svg:x2="1.318cm" svg:y2="9.287cm">
          <text:p/>
        </draw:line>
        <draw:frame draw:style-name="gr32" draw:text-style-name="P11" draw:layer="Layer4" svg:width="4.264cm" svg:height="0.763cm" svg:x="1.197cm" svg:y="17.433cm">
          <draw:text-box>
            <text:p text:style-name="P10"><text:span text:style-name="T4">11. </text:span><text:span text:style-name="T5">Save the</text:span><text:span text:style-name="T5"> simulation.</text:span></text:p>
          </draw:text-box>
        </draw:frame>
        <draw:connector draw:style-name="gr13" draw:text-style-name="P4" draw:layer="Layer4" draw:type="line" svg:x1="1.343cm" svg:y1="18.092cm" svg:x2="5.58cm" svg:y2="18.098cm" svg:d="M1343 18092l4237 6" svg:viewBox="0 0 4238 7">
          <text:p/>
        </draw:connector>
        <draw:frame draw:style-name="gr33" draw:text-style-name="P11" draw:layer="Layer4" svg:width="5.569cm" svg:height="1.275cm" svg:x="5.534cm" svg:y="17.653cm">
          <draw:text-box>
            <text:p text:style-name="P10"><text:span text:style-name="T4">12. </text:span><text:span text:style-name="T5">Write </text:span><text:span text:style-name="T5">system-</text:span><text:span text:style-name="T5">computation </text:span><text:span text:style-name="T5">model to file.</text:span></text:p>
          </draw:text-box>
        </draw:frame>
        <draw:custom-shape draw:style-name="gr24" draw:text-style-name="P12" draw:layer="Layer4" svg:width="0.254cm" svg:height="1.43cm" svg:x="14.051cm" svg:y="18.369cm">
          <text:p/>
          <draw:enhanced-geometry svg:viewBox="0 0 21600 21600" draw:type="rectangle" draw:enhanced-path="M 0 0 L 21600 0 21600 21600 0 21600 0 0 Z N"/>
        </draw:custom-shape>
        <draw:connector draw:style-name="gr13" draw:text-style-name="P4" draw:layer="Layer4" draw:type="line" svg:x1="5.58cm" svg:y1="18.356cm" svg:x2="14.47cm" svg:y2="18.382cm" svg:d="M5580 18356l8890 26" svg:viewBox="0 0 8891 27">
          <text:p/>
        </draw:connector>
        <draw:line draw:style-name="gr16" draw:text-style-name="P4" draw:layer="Layer4" svg:x1="14.478cm" svg:y1="19.766cm" svg:x2="5.588cm" svg:y2="19.766cm">
          <text:p/>
        </draw:line>
        <draw:frame draw:style-name="gr34" draw:text-style-name="P11" draw:layer="Layer4" svg:width="4.172cm" svg:height="0.763cm" svg:x="10.433cm" svg:y="19.13cm">
          <draw:text-box>
            <text:p text:style-name="P10"><text:span text:style-name="T4">13. </text:span><text:span text:style-name="T5">Write </text:span><text:span text:style-name="T5">succ</text:span><text:span text:style-name="T5">essf</text:span><text:span text:style-name="T5">ul.</text:span></text:p>
          </draw:text-box>
        </draw:frame>
        <draw:line draw:style-name="gr16" draw:text-style-name="P4" draw:layer="Layer4" svg:x1="5.588cm" svg:y1="20.147cm" svg:x2="1.27cm" svg:y2="20.147cm">
          <text:p/>
        </draw:line>
        <draw:frame draw:style-name="gr21" draw:text-style-name="P11" draw:layer="Layer4" svg:width="3.283cm" svg:height="1.275cm" svg:x="1.451cm" svg:y="19.501cm">
          <draw:text-box>
            <text:p text:style-name="P10"><text:span text:style-name="T4">1</text:span><text:span text:style-name="T4">4</text:span><text:span text:style-name="T4">. </text:span><text:span text:style-name="T5">N</text:span><text:span text:style-name="T5">o</text:span><text:span text:style-name="T5">ti</text:span><text:span text:style-name="T5">f</text:span><text:span text:style-name="T5">y </text:span><text:span text:style-name="T5">u</text:span><text:span text:style-name="T5">s</text:span><text:span text:style-name="T5">e</text:span><text:span text:style-name="T5">r </text:span><text:span text:style-name="T5">o</text:span><text:span text:style-name="T5">f </text:span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f</text:span><text:span text:style-name="T5">u</text:span><text:span text:style-name="T5">l </text:span><text:span text:style-name="T5">w</text:span><text:span text:style-name="T5">ri</text:span><text:span text:style-name="T5">t</text:span><text:span text:style-name="T5">e</text:span><text:span text:style-name="T5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20.8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2T11:49:08.154871073</meta:creation-date>
    <dc:date>2019-12-02T21:50:18.220060482</dc:date>
    <meta:editing-duration>PT9H49M31S</meta:editing-duration>
    <meta:editing-cycles>79</meta:editing-cycles>
    <meta:generator>LibreOffice/6.3.3.2.0$Linux_X86_64 LibreOffice_project/30$Build-2</meta:generator>
    <meta:document-statistic meta:object-count="82"/>
  </office:meta>
</office:document-meta>
</file>